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c0c0c0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svg:stroke-color="#993366" draw:marker-start-width="0.353cm" draw:marker-end="Arrow" draw:marker-end-width="0.453cm" draw:fill="none" draw:fill-color="#ff3333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_33__20_Dashes_20_3_20_Dots_20__28_var_29_" draw:fill="none" draw:fill-color="#ff3333" draw:textarea-vertical-align="middle"/>
    </style:style>
    <style:style style:name="gr7" style:family="graphic" style:parent-style-name="objectwithoutfill">
      <style:graphic-properties svg:stroke-width="0.127cm" svg:stroke-color="#ff6633" draw:marker-start="Linienende_20_1" draw:marker-start-width="0.39cm" draw:marker-end="" draw:marker-end-width="0.49cm" draw:fill="none" draw:fill-color="#ff3333" draw:textarea-vertical-align="middle" fo:padding-top="0.188cm" fo:padding-bottom="0.188cm" fo:padding-left="0.313cm" fo:padding-right="0.313cm"/>
    </style:style>
    <style:style style:name="gr8" style:family="graphic" style:parent-style-name="standard">
      <style:graphic-properties draw:stroke="solid" svg:stroke-width="0.051cm" svg:stroke-color="#000000" draw:marker-start-width="0.276cm" draw:marker-end-width="0.276cm" draw:fill="none" draw:fill-color="#ffffff" fo:min-height="0.508cm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7.423cm" svg:height="6.02cm" svg:x="6.596cm" svg:y="5.07cm" svg:viewBox="0 0 7424 6021" svg:d="m0 6021c4455-13547 7424 0 7424 0z">
            <text:p/>
          </draw:path>
          <draw:line draw:style-name="gr2" draw:text-style-name="P1" xml:id="id2" draw:id="id2" draw:layer="layout" svg:x1="6.231cm" svg:y1="5.07cm" svg:x2="14.994cm" svg:y2="5.07cm">
            <text:p/>
          </draw:line>
          <draw:custom-shape draw:style-name="gr3" draw:text-style-name="P1" draw:layer="layout" svg:width="0.608cm" svg:height="0.64cm" svg:x="10.16cm" svg:y="4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151cm" svg:y1="9.042cm" svg:x2="9.342cm" svg:y2="5.199cm">
            <text:p/>
          </draw:line>
          <draw:custom-shape draw:style-name="gr5" draw:text-style-name="P1" draw:layer="layout" svg:width="0.609cm" svg:height="0.64cm" svg:x="7.724cm" svg:y="7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3.726cm" svg:y1="9.042cm" svg:x2="11.535cm" svg:y2="5.199cm">
            <text:p/>
          </draw:line>
          <draw:custom-shape draw:style-name="gr5" draw:text-style-name="P1" draw:layer="layout" svg:width="0.609cm" svg:height="0.641cm" svg:x="12.591cm" svg:y="7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3.726cm" svg:y1="9.041cm" svg:x2="13.726cm" svg:y2="5.07cm">
            <text:p/>
          </draw:line>
          <draw:line draw:style-name="gr6" draw:text-style-name="P1" draw:layer="layout" svg:x1="7.152cm" svg:y1="9.04cm" svg:x2="7.152cm" svg:y2="5.069cm">
            <text:p/>
          </draw:line>
          <draw:line draw:style-name="gr7" draw:text-style-name="P1" xml:id="id5" draw:id="id5" draw:layer="layout" svg:x1="11.464cm" svg:y1="5.07cm" svg:x2="13.776cm" svg:y2="5.07cm">
            <text:p/>
          </draw:line>
          <draw:line draw:style-name="gr7" draw:text-style-name="P1" xml:id="id4" draw:id="id4" draw:layer="layout" svg:x1="9.412cm" svg:y1="5.059cm" svg:x2="7.1cm" svg:y2="5.059cm">
            <text:p/>
          </draw:line>
          <draw:frame draw:style-name="gr8" draw:text-style-name="P2" xml:id="id1" draw:id="id1" draw:layer="layout" svg:width="4.826cm" svg:height="0.839cm" svg:x="14.486cm" svg:y="2.431cm">
            <draw:text-box>
              <text:p text:style-name="P2"><text:span text:style-name="T1">Projektionslinie</text:span></text:p>
            </draw:text-box>
          </draw:frame>
          <draw:frame draw:style-name="gr8" draw:text-style-name="P2" draw:layer="layout" svg:width="2.794cm" svg:height="0.839cm" svg:x="2.278cm" svg:y="4.614cm">
            <draw:text-box>
              <text:p text:style-name="P2"><text:span text:style-name="T1">Gradient</text:span></text:p>
            </draw:text-box>
          </draw:frame>
          <draw:frame draw:style-name="gr8" draw:text-style-name="P2" xml:id="id3" draw:id="id3" draw:layer="layout" svg:width="4.826cm" svg:height="1.427cm" svg:x="8.028cm" svg:y="1.609cm">
            <draw:text-box>
              <text:p text:style-name="P2"><text:span text:style-name="T1">Projektionen der Gradienten</text:span></text:p>
            </draw:text-box>
          </draw:frame>
          <draw:connector draw:style-name="gr9" draw:text-style-name="P1" draw:layer="layout" draw:type="line" svg:x1="16.899cm" svg:y1="3.27cm" svg:x2="14.994cm" svg:y2="5.07cm" draw:start-shape="id1" draw:start-glue-point="2" draw:end-shape="id2" draw:end-glue-point="1" svg:d="m16899 3270-1905 1800" svg:viewBox="0 0 1906 1801">
            <text:p/>
          </draw:connector>
          <draw:connector draw:style-name="gr9" draw:text-style-name="P1" draw:layer="layout" draw:type="line" svg:x1="10.441cm" svg:y1="3.036cm" svg:x2="8.256cm" svg:y2="5.059cm" draw:start-shape="id3" draw:start-glue-point="2" draw:end-shape="id4" draw:end-glue-point="0" svg:d="m10441 3036-2185 2023" svg:viewBox="0 0 2186 2024">
            <text:p/>
          </draw:connector>
          <draw:connector draw:style-name="gr9" draw:text-style-name="P1" draw:layer="layout" draw:type="line" svg:x1="10.441cm" svg:y1="3.036cm" svg:x2="12.62cm" svg:y2="5.07cm" draw:start-shape="id3" draw:start-glue-point="2" draw:end-shape="id5" draw:end-glue-point="0" svg:d="m10441 3036 2179 2034" svg:viewBox="0 0 2180 2035">
            <text:p/>
          </draw:connector>
          <draw:line draw:style-name="gr9" draw:text-style-name="P1" draw:layer="layout" svg:x1="3.31cm" svg:y1="5.458cm" svg:x2="8.517cm" svg:y2="6.47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3-02T13:52:59</meta:creation-date>
    <dc:date>2013-03-02T14:06:55</dc:date>
    <dc:creator>Sandra </dc:creator>
    <meta:editing-duration>PT10M36S</meta:editing-duration>
    <meta:editing-cycles>8</meta:editing-cycles>
    <meta:generator>LibreOffice/3.5$Linux_x86 LibreOffice_project/350m1$Build-2</meta:generator>
    <meta:document-statistic meta:object-count="19"/>
  </office:meta>
</office:document-meta>
</file>